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2274000011EB4FC6D5EC6896445D.svm" manifest:media-type="image/x-svm"/>
  <manifest:file-entry manifest:full-path="Pictures/2000000700001BB400000DB7EAF6773F6C1E9125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ccinct">
      <style:text-properties fo:language="en" fo:country="US"/>
    </style:style>
    <style:style style:name="P2" style:family="paragraph" style:parent-style-name="succinct">
      <style:text-properties fo:language="en" fo:country="US" fo:font-weight="bold" style:font-weight-asian="bold" style:font-weight-complex="bold"/>
    </style:style>
    <style:style style:name="P3" style:family="paragraph" style:parent-style-name="succinct">
      <style:text-properties fo:language="en" fo:country="US" fo:font-weight="bold" officeooo:rsid="001e644b" officeooo:paragraph-rsid="001e644b" style:font-weight-asian="bold" style:font-weight-complex="bold"/>
    </style:style>
    <style:style style:name="P4" style:family="paragraph" style:parent-style-name="succinct">
      <style:text-properties fo:language="en" fo:country="US" fo:font-weight="bold" officeooo:rsid="001e644b" officeooo:paragraph-rsid="00227f88" style:font-weight-asian="bold" style:font-weight-complex="bold"/>
    </style:style>
    <style:style style:name="P5" style:family="paragraph" style:parent-style-name="succinct">
      <style:text-properties fo:language="en" fo:country="US" fo:font-weight="bold" officeooo:paragraph-rsid="00252a02" style:font-weight-asian="bold" style:font-weight-complex="bold"/>
    </style:style>
    <style:style style:name="P6" style:family="paragraph" style:parent-style-name="succinct">
      <style:text-properties fo:language="en" fo:country="US" fo:font-weight="normal" style:font-weight-asian="normal" style:font-weight-complex="normal"/>
    </style:style>
    <style:style style:name="P7" style:family="paragraph" style:parent-style-name="succinct">
      <style:text-properties fo:language="en" fo:country="US" fo:font-weight="normal" officeooo:rsid="00252a02" officeooo:paragraph-rsid="00252a02" style:font-weight-asian="normal" style:font-weight-complex="normal"/>
    </style:style>
    <style:style style:name="P8" style:family="paragraph" style:parent-style-name="succinct">
      <style:text-properties fo:language="en" fo:country="US" fo:font-weight="normal" officeooo:rsid="00263d23" officeooo:paragraph-rsid="00263d23" style:font-weight-asian="normal" style:font-weight-complex="normal"/>
    </style:style>
    <style:style style:name="P9" style:family="paragraph" style:parent-style-name="succinct">
      <style:text-properties fo:language="en" fo:country="US" officeooo:rsid="00207c8e" officeooo:paragraph-rsid="00207c8e"/>
    </style:style>
    <style:style style:name="P10" style:family="paragraph" style:parent-style-name="succinct">
      <style:text-properties fo:language="en" fo:country="US" officeooo:rsid="00212dad" officeooo:paragraph-rsid="0023e7fc"/>
    </style:style>
    <style:style style:name="P11" style:family="paragraph" style:parent-style-name="succinct" style:master-page-name="Standard">
      <style:paragraph-properties style:page-number="auto"/>
      <style:text-properties fo:font-weight="bold" style:font-weight-asian="bold" style:font-weight-complex="bold"/>
    </style:style>
    <style:style style:name="P12" style:family="paragraph" style:parent-style-name="succinct">
      <style:text-properties style:use-window-font-color="true" loext:opacity="0%" style:font-name="Calibri" fo:font-size="11pt" fo:language="en" fo:country="US" fo:font-weight="normal" officeooo:rsid="001e644b" officeooo:paragraph-rsid="001e644b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89ee"/>
    </style:style>
    <style:style style:name="T4" style:family="text">
      <style:text-properties style:use-window-font-color="true" loext:opacity="0%" fo:language="en" fo:country="US" fo:font-weight="bold" fo:background-color="transparent" loext:char-shading-value="0" style:font-weight-asian="bold" style:font-weight-complex="bold"/>
    </style:style>
    <style:style style:name="T5" style:family="text">
      <style:text-properties style:use-window-font-color="true" loext:opacity="0%" style:font-name="Calibri" fo:font-size="11pt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18b65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Calibri" fo:font-size="11pt" officeooo:rsid="001a7b9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Calibri" fo:font-size="11pt" officeooo:rsid="001d860b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Calibri" fo:font-size="11pt" officeooo:rsid="001e0d1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1" style:family="text">
      <style:text-properties style:use-window-font-color="true" loext:opacity="0%" style:font-name="Calibri" fo:font-size="11pt" fo:font-weight="normal" officeooo:rsid="001e0d1f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2" style:family="text">
      <style:text-properties style:use-window-font-color="true" loext:opacity="0%" style:font-name="Calibri" fo:font-size="11pt" fo:font-weight="normal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Calibri" fo:font-size="11pt" fo:font-weight="normal" officeooo:rsid="001e644b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loext:opacity="0%" style:font-name="Calibri" fo:font-size="11pt" fo:font-weight="normal" officeooo:rsid="00227f88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use-window-font-color="true" loext:opacity="0%" style:font-name="Calibri" fo:font-size="11pt" fo:font-weight="normal" officeooo:rsid="001e644b" fo:background-color="transparent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3e7fc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2dad" style:font-weight-asian="normal" style:font-weight-complex="normal"/>
    </style:style>
    <style:style style:name="T20" style:family="text">
      <style:text-properties fo:font-weight="normal" officeooo:rsid="00227f88" style:font-weight-asian="normal" style:font-weight-complex="normal"/>
    </style:style>
    <style:style style:name="T21" style:family="text">
      <style:text-properties fo:font-weight="normal" officeooo:rsid="00227f88" fo:background-color="#dddddd" loext:char-shading-value="0" style:font-weight-asian="normal" style:font-weight-complex="normal"/>
    </style:style>
    <style:style style:name="T22" style:family="text">
      <style:text-properties officeooo:rsid="001b89ee"/>
    </style:style>
    <style:style style:name="T23" style:family="text">
      <style:text-properties officeooo:rsid="001e0d1f"/>
    </style:style>
    <style:style style:name="T24" style:family="text">
      <style:text-properties officeooo:rsid="0023e7fc"/>
    </style:style>
    <style:style style:name="T25" style:family="text">
      <style:text-properties officeooo:rsid="002657bf"/>
    </style:style>
    <style:style style:name="T26" style:family="text">
      <style:text-properties officeooo:rsid="00272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gend</text:p>
      <text:p text:style-name="P1">&lt;image&gt;</text:p>
      <text:p text:style-name="P1">+additional things that should be <text:span text:style-name="T6">in</text:span> the image but <text:span text:style-name="T7">which</text:span> are not there</text:p>
      <text:p text:style-name="succinct"/>
      <text:p text:style-name="P2">Modular structure</text:p>
      <text:p text:style-name="succinct">the modular structure of the project requires each module <text:span text:style-name="T3">being </text:span>placed in its own directory along with documents on its purpose and structure, and <text:span text:style-name="T1">a </text:span>test directory. <text:span text:style-name="T1">Each module may be implemented in different languages, for the purpose of getting both: high-speed (of C++) and ease of moderni</text:span><text:span text:style-name="T3">s</text:span><text:span text:style-name="T1">ing (of python).</text:span></text:p>
      <text:p text:style-name="succinct"><text:span text:style-name="T1">The </text:span><text:span text:style-name="T4">building script</text:span><text:span text:style-name="T1"> (high-level module) can be set to include particular implementations of modules for composing the final program.</text:span></text:p>
      <text:p text:style-name="P1"><draw:frame draw:style-name="fr1" draw:name="graphics1" text:anchor-type="paragraph" svg:x="0.0335in" svg:y="0.011in" svg:width="2.6929in" svg:height="1.4016in" draw:z-index="1"><draw:image xlink:href="Pictures/2000000700002274000011EB4FC6D5EC6896445D.svm" xlink:type="simple" xlink:show="embed" xlink:actuate="onLoad" draw:mime-type="image/x-svm"/><draw:image xlink:href="Pictures/2000000700002274000011EB4FC6D5EC6896445D.svm" xlink:type="simple" xlink:show="embed" xlink:actuate="onLoad" draw:mime-type="image/x-svm"/></draw:frame>+grouping of modules </text:p>
      <text:p text:style-name="succinct"><text:span text:style-name="T1">There should be </text:span><text:span text:style-name="T2">different levels</text:span><text:span text:style-name="T1"> of modules (interface/back-end), and different </text:span><text:span text:style-name="T2">grouping blocks</text:span><text:span text:style-name="T1"> (modules of modules etc).</text:span></text:p>
      <text:p text:style-name="succinct"><draw:frame draw:style-name="fr1" draw:name="graphics2" text:anchor-type="paragraph" svg:x="0.0146in" svg:y="0.0047in" svg:width="2.2535in" svg:height="1.1154in" draw:z-index="0"><draw:image xlink:href="Pictures/2000000700001BB400000DB7EAF6773F6C1E9125.svm" xlink:type="simple" xlink:show="embed" xlink:actuate="onLoad" draw:mime-type="image/x-svm"/><draw:image xlink:href="Pictures/2000000700001BB400000DB7EAF6773F6C1E9125.svm" xlink:type="simple" xlink:show="embed" xlink:actuate="onLoad" draw:mime-type="image/x-svm"/></draw:frame></text:p>
      <text:p text:style-name="P10"><text:span text:style-name="T17">Input_receiver &amp; </text:span><text:span text:style-name="T16">History_line </text:span><text:span text:style-name="T18">saves raw input signals in a sequence.</text:span></text:p>
      <text:p text:style-name="succinct"/>
      <text:p text:style-name="P4">Pattern_finder <text:span text:style-name="T24">&amp; Pattern_storage</text:span> <text:span text:style-name="T18">extracts simple sequential figures (aka patterns) from raw data </text:span><text:span text:style-name="T19">(</text:span><text:span text:style-name="T12">History_line</text:span><text:span text:style-name="T19">)</text:span><text:span text:style-name="T18">. </text:span><text:span text:style-name="T20">saves the patterns in the </text:span><text:span text:style-name="T21">Pattern_storage</text:span></text:p>
      <text:p text:style-name="P3"><text:span text:style-name="T18">input: a sequence of </text:span><text:span text:style-name="T10">actions (a segment from the </text:span><text:span text:style-name="T12">History_line</text:span><text:span text:style-name="T10">)</text:span></text:p>
      <text:p text:style-name="P12">output: repeated sequences of actions (a dictionary of patterns)</text:p>
      <text:p text:style-name="succinct"/>
      <text:p text:style-name="P5">Figure_finder <text:span text:style-name="T18">extracts figures out of raw data </text:span><text:span text:style-name="T19">(</text:span><text:span text:style-name="T13">History_line</text:span><text:span text:style-name="T15">, </text:span><text:span text:style-name="T14">Pattern_storage</text:span><text:span text:style-name="T19">)</text:span><text:span text:style-name="T18">.</text:span></text:p>
      <text:p text:style-name="P6">extracts figures not <text:span text:style-name="T22">by </text:span>using stencils, but <text:span text:style-name="T8">by</text:span> recurrence of their parts. </text:p>
      <text:p text:style-name="P6">Spots recurring figures especially before <text:span text:style-name="T9">a</text:span><text:span text:style-name="T23"> </text:span>change of mood, which makes them more valuable.</text:p>
      <text:p text:style-name="P7">input: a sequence of actions; a <text:span text:style-name="T5">collection </text:span>of patterns</text:p>
      <text:p text:style-name="P8">output: a collection of figures (aka patterns without some connections)</text:p>
      <text:p text:style-name="P6"/>
      <text:p text:style-name="P2">Algorithm_finder <text:span text:style-name="T18">finds algorithms that y</text:span><text:span text:style-name="T11">ie</text:span><text:span text:style-name="T18">ld </text:span><text:span text:style-name="T11">particular</text:span><text:span text:style-name="T18"> subfigures of a figure, given its other subfigures.</text:span></text:p>
      <text:p text:style-name="P6">may use brute-force search.</text:p>
      <text:p text:style-name="P9">input: <text:span text:style-name="T25">a </text:span>figure</text:p>
      <text:p text:style-name="P9">output: sequences of operations over <text:span text:style-name="T5">figure’s </text:span>parts which <text:span text:style-name="T5">return </text:span>its other parts <text:span text:style-name="T26">(algorithms of completion)</text:span>.</text:p>
      <text:p text:style-name="succinct"/>
      <text:p text:style-name="P2">Figure_builder <text:span text:style-name="T18">constructs a full figure given its part, either from memory or applying an algorithm.</text:span></text:p>
      <text:p text:style-name="P6">input: sub-figure</text:p>
      <text:p text:style-name="P1">output: full figure</text:p>
      <text:p text:style-name="P1"/>
      <text:p text:style-name="succinct"><text:span text:style-name="T16">Algorithm_executor</text:span> executes commands of algorithms, which include moving, but also other control over execution. </text:p>
      <text:p text:style-name="succinct"/>
      <text:p text:style-name="succinct"><text:span text:style-name="T16">Subfigure_mover</text:span> moves sub-figures from stencils to other stencils.</text:p>
      <text:p text:style-name="P2">Subfigure_extractor</text:p>
      <text:p text:style-name="P1">input: figure, stencils</text:p>
      <text:p text:style-name="P1">output: figure extracted from the input one</text:p>
      <text:p text:style-name="P2">Figure_creator</text:p>
      <text:p text:style-name="P6">input: figure-to, adding figure, stencils</text:p>
      <text:p text:style-name="P6">output: figure constructed </text:p>
      <text:p text:style-name="succinct"/>
      <text:p text:style-name="succinct"/>
      <text:p text:style-name="succinc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succinct" style:family="paragraph" style:parent-style-name="Text_20_body" style:class="text" style:master-page-name="">
      <loext:graphic-properties draw:fill="none" draw:fill-color="#cfe7f5"/>
      <style:paragraph-properties fo:margin-top="0in" fo:margin-bottom="0in" style:contextual-spacing="false" fo:line-height="103%" style:page-number="auto" fo:background-color="transparent" style:shadow="none">
        <style:tab-stops/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3T03:23:00</meta:creation-date>
    <dc:date>2021-08-13T23:08:30.176000000</dc:date>
    <meta:editing-cycles>39</meta:editing-cycles>
    <meta:editing-duration>P9DT23H25M28S</meta:editing-duration>
    <meta:generator>LibreOffice/7.1.0.3$Windows_X86_64 LibreOffice_project/f6099ecf3d29644b5008cc8f48f42f4a40986e4c</meta:generator>
    <meta:document-statistic meta:table-count="0" meta:image-count="2" meta:object-count="0" meta:page-count="1" meta:paragraph-count="32" meta:word-count="305" meta:character-count="2139" meta:non-whitespace-character-count="1862"/>
  </office:meta>
</office:document-meta>
</file>